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Index CH1</text:p>
          </table:table-cell>
          <table:table-cell office:value-type="string">
            <text:p>Index CH2</text:p>
          </table:table-cell>
          <table:table-cell office:value-type="string">
            <text:p>Function</text:p>
          </table:table-cell>
          <table:table-cell office:value-type="string">
            <text:p>Value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string">
            <text:p>0 – CH1, 1 – CH2, 2 – CH2+CH1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Math ?</text:p>
          </table:table-cell>
          <table:table-cell office:value-type="string">
            <text:p><text:s/>2 – on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string">
            <text:p>X sensitivity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X cursor position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Y position LSB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Y position MSB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string">
            <text:p>is inverted 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Y rang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string">
            <text:p>Y cursor position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coupling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string">
            <text:p>bandwidth limit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string">
            <text:p>probe divider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CH2 has index + 32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Data</text:p>
          </table:table-cell>
          <table:table-cell office:value-type="string">
            <text:p>516 – 765</text:p>
          </table:table-cell>
          <table:table-cell office:value-type="string">
            <text:p>250 samples</text:p>
          </table:table-cell>
          <table:table-cell/>
        </table:table-row>
        <table:table-row table:style-name="ro2">
          <table:table-cell/>
          <table:table-cell office:value-type="string">
            <text:p>770 – 1019</text:p>
          </table:table-cell>
          <table:table-cell office:value-type="string">
            <text:p>250 samples</text:p>
          </table:table-cell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.04.2010</text:date>, <text:time>23:01:0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8-12-03T19:58:06</meta:creation-date>
    <dc:date>2010-04-24T23:01:06</dc:date>
    <meta:editing-cycles>3</meta:editing-cycles>
    <meta:editing-duration>PT02H36M06S</meta:editing-duration>
    <meta:document-statistic meta:table-count="3" meta:cell-count="85" meta:object-count="0"/>
    <meta:user-defined meta:name="Informace 1"/>
    <meta:user-defined meta:name="Informace 2"/>
    <meta:user-defined meta:name="Informace 3"/>
    <meta:user-defined meta:name="Informace 4"/>
  </office:meta>
</office:document-meta>
</file>